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fortaa" svg:font-family="Comfortaa, cursive"/>
    <style:font-face style:name="Consolas" svg:font-family="Consolas, Monaco, 'Andale Mono', 'Ubuntu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b377"/>
    </style:style>
    <style:style style:name="P2" style:family="paragraph" style:parent-style-name="Standard">
      <style:paragraph-properties fo:text-align="start" style:justify-single-word="false"/>
      <style:text-properties officeooo:paragraph-rsid="0008b377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5pt" officeooo:rsid="00088e6c" officeooo:paragraph-rsid="00088e6c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5pt" officeooo:rsid="00088e6c" officeooo:paragraph-rsid="00088e6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5pt" officeooo:rsid="0008b377" officeooo:paragraph-rsid="0008b37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officeooo:rsid="00090d2d" officeooo:paragraph-rsid="00090d2d" style:font-size-asian="15pt" style:font-size-complex="15pt"/>
    </style:style>
    <style:style style:name="P8" style:family="paragraph" style:parent-style-name="Standard">
      <style:text-properties officeooo:paragraph-rsid="00088e6c"/>
    </style:style>
    <style:style style:name="P9" style:family="paragraph" style:parent-style-name="Standard">
      <style:text-properties officeooo:paragraph-rsid="0008b377"/>
    </style:style>
    <style:style style:name="P10" style:family="paragraph" style:parent-style-name="Standard">
      <style:text-properties officeooo:paragraph-rsid="00090d2d"/>
    </style:style>
    <style:style style:name="T1" style:family="text">
      <style:text-properties officeooo:rsid="00088e6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5pt" officeooo:rsid="00088e6c" style:font-size-asian="15pt" style:font-size-complex="15pt"/>
    </style:style>
    <style:style style:name="T4" style:family="text">
      <style:text-properties fo:color="#000000" loext:opacity="100%" fo:font-size="15pt" officeooo:rsid="0008b377" style:font-size-asian="15pt" style:font-size-complex="15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1pt" style:font-size-asian="11pt" style:font-size-complex="11pt"/>
    </style:style>
    <style:style style:name="T7" style:family="text">
      <style:text-properties fo:color="#ff0000" loext:opacity="100%" officeooo:rsid="0008b377"/>
    </style:style>
    <style:style style:name="T8" style:family="text">
      <style:text-properties fo:color="#ff0000" loext:opacity="100%" officeooo:rsid="00090d2d"/>
    </style:style>
    <style:style style:name="T9" style:family="text">
      <style:text-properties fo:color="#ff0000" loext:opacity="100%" style:font-name="Liberation Mono" officeooo:rsid="00090d2d" style:font-name-asian="NSimSun1" style:font-name-complex="Liberation Mono"/>
    </style:style>
    <style:style style:name="T10" style:family="text">
      <style:text-properties fo:font-variant="normal" fo:text-transform="none" fo:color="#ffffff" loext:opacity="100%" style:font-name="Consolas" fo:font-size="7pt" fo:letter-spacing="normal" fo:font-style="normal" fo:font-weight="normal" fo:background-color="#2f3640" loext:char-shading-value="0" loext:padding="0cm" loext:border="none"/>
    </style:style>
    <style:style style:name="T11" style:family="text">
      <style:text-properties fo:font-variant="normal" fo:text-transform="none" fo:color="#6967ce" loext:opacity="100%" style:font-name="Consolas" fo:font-size="7pt" fo:letter-spacing="normal" fo:font-style="normal" fo:font-weight="normal" fo:background-color="#2f3640" loext:char-shading-value="0" loext:padding="0cm" loext:border="none"/>
    </style:style>
    <style:style style:name="T12" style:family="text">
      <style:text-properties fo:font-variant="normal" fo:text-transform="none" fo:color="#f8f8f2" loext:opacity="100%" style:font-name="Consolas" fo:font-size="7pt" fo:letter-spacing="normal" fo:font-style="normal" fo:font-weight="normal" fo:background-color="#2f3640" loext:char-shading-value="0" loext:padding="0cm" loext:border="none"/>
    </style:style>
    <style:style style:name="T13" style:family="text">
      <style:text-properties fo:font-variant="normal" fo:text-transform="none" fo:color="#28afd0" loext:opacity="100%" style:font-name="Consolas" fo:font-size="7pt" fo:letter-spacing="normal" fo:font-style="normal" fo:font-weight="normal" fo:background-color="#2f3640" loext:char-shading-value="0" loext:padding="0cm" loext:border="none"/>
    </style:style>
    <style:style style:name="T14" style:family="text">
      <style:text-properties fo:font-variant="normal" fo:text-transform="none" fo:color="#f74b5c" loext:opacity="100%" style:font-name="Comfortaa" fo:font-size="6.5pt" fo:letter-spacing="normal" fo:font-style="normal" fo:font-weight="normal"/>
    </style:style>
    <style:style style:name="T15" style:family="text">
      <style:text-properties fo:font-variant="normal" fo:text-transform="none" fo:color="#ff0000" loext:opacity="100%" style:font-name="Consolas" fo:font-size="7pt" fo:letter-spacing="normal" fo:font-style="normal" fo:font-weight="normal" fo:background-color="#2f3640" loext:char-shading-value="0" loext:padding="0cm" loext:border="none"/>
    </style:style>
    <style:style style:name="T16" style:family="text">
      <style:text-properties officeooo:rsid="0008b377"/>
    </style:style>
    <style:style style:name="T17" style:family="text">
      <style:text-properties officeooo:rsid="00090d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__________<text:span text:style-name="T1">DEVISE__________</text:span></text:p>
      <text:p text:style-name="P3"/>
      <text:p text:style-name="P4">Devise permet d’introduire un système d’utilisateurs dans l’app à l’aide d’une simple gem.</text:p>
      <text:p text:style-name="P4"/>
      <text:p text:style-name="P5">1:appeler la gem ‘devise’ dans le Gemfile.</text:p>
      <text:p text:style-name="P5"/>
      <text:p text:style-name="P5">2:Installer devise sur l’app avec</text:p>
      <text:p text:style-name="P5"><text:tab/>‘<text:span text:style-name="T5">rails generate devise:install</text:span>’</text:p>
      <text:p text:style-name="P5"/>
      <text:p text:style-name="P5">3:s’assurer que ActionMailer est bien installé sur l’app. Sinon, ajouter la ligne suivante dans ‘<text:span text:style-name="T5">config/environments/development.rb</text:span>’ :</text:p>
      <text:p text:style-name="Standard"><text:span text:style-name="T3"><text:tab/>‘</text:span><text:span text:style-name="Source_20_Text"><text:span text:style-name="T6">config.action_mailer.default_url_options = { host: 'localhost', port: 3000 }</text:span></text:span><text:span text:style-name="Source_20_Text">’</text:span></text:p>
      <text:p text:style-name="Standard"><text:span text:style-name="Source_20_Text"/></text:p>
      <text:p text:style-name="P8"><text:span text:style-name="Source_20_Text"><text:span text:style-name="T1">4:</text:span></text:span><text:span text:style-name="Source_20_Text"><text:span text:style-name="T16">Générer le model User avec la commande :</text:span></text:span></text:p>
      <text:p text:style-name="P8"><text:span text:style-name="Source_20_Text"><text:tab/>‘</text:span><text:span text:style-name="Source_20_Text"><text:span text:style-name="T7">rails generate devise User</text:span></text:span><text:span text:style-name="Source_20_Text"><text:span text:style-name="T16">’(CamelCase, singulier)</text:span></text:span></text:p>
      <text:p text:style-name="P8"><text:span text:style-name="Source_20_Text"/></text:p>
      <text:p text:style-name="P9"><text:span text:style-name="Source_20_Text"><text:span text:style-name="T16">5:Générer les views liées à devise avec la commande : </text:span></text:span></text:p>
      <text:p text:style-name="P9"><text:span text:style-name="Source_20_Text"><text:tab/>‘</text:span><text:span text:style-name="Source_20_Text"><text:span text:style-name="T7">rails generate devise:views</text:span></text:span><text:span text:style-name="Source_20_Text"><text:span text:style-name="T16">’</text:span></text:span></text:p>
      <text:p text:style-name="P9"><text:span text:style-name="Source_20_Text"/></text:p>
      <text:p text:style-name="P9"><text:span text:style-name="Source_20_Text"><text:span text:style-name="T16">6:Modifier comme bon nous semble les views.</text:span></text:span></text:p>
      <text:p text:style-name="P9"><text:span text:style-name="Source_20_Text"/></text:p>
      <text:p text:style-name="P10"><text:span text:style-name="Source_20_Text"><text:span text:style-name="T17">7:pour la production, il faut dire à devise vers où rediriger pour la réinitialisation de mot de passe. Il faut donc ajouter la commande suivante dans ‘</text:span></text:span><text:span text:style-name="Source_20_Text"><text:span text:style-name="T5">config/environments/production.rb</text:span></text:span><text:span text:style-name="Source_20_Text"><text:span text:style-name="T2">’ :</text:span></text:span></text:p>
      <text:p text:style-name="P10"><text:span text:style-name="Source_20_Text"><text:span text:style-name="T2"><text:tab/>‘</text:span></text:span><text:span text:style-name="Source_20_Text"><text:span text:style-name="T5">config.action_mailer.default_url_options = { :host =&gt; 'YOURAPPNAME.herokuapp.com' }</text:span></text:span><text:span text:style-name="Source_20_Text">’</text:span></text:p>
      <text:p text:style-name="P10"><text:span text:style-name="Source_20_Text"><text:span text:style-name="T2"/></text:span></text:p>
      <text:p text:style-name="Standard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1"><text:span text:style-name="Source_20_Text">__________</text:span><text:span text:style-name="Source_20_Text"><text:span text:style-name="T16">COMMANDES UTILES AVEC DEVISE__________</text:span></text:span></text:p>
      <text:p text:style-name="P5"/>
      <text:p text:style-name="P6">avec le helper <text:span text:style-name="T5">:user_signed_in?</text:span>, <text:span text:style-name="T17">il est possible de faire des condition pour afficher du contennu simplement aux personnes identifiées.</text:span></text:p>
      <text:p text:style-name="P5"/>
      <text:p text:style-name="P7">Avec le helper <text:span text:style-name="T5">:current_user</text:span>, il est possible d’extraire des informations de l’utilisateur connecté.</text:p>
      <text:p text:style-name="P5"/>
      <text:p text:style-name="P6">Avec le helper<text:span text:style-name="T5"> :authenticate_user!</text:span>, <text:span text:style-name="T17">il est possible de bloquer l’accès à certaines pages à des utilisateurs non connectés.</text:span></text:p>
      <text:p text:style-name="P6"><text:tab/><text:span text:style-name="T17">Il faut aller dans le controller qui gère la page et entrer cette commande :</text:span></text:p>
      <text:p text:style-name="P2"><text:span text:style-name="T4"><text:tab/><text:tab/>‘</text:span><text:span text:style-name="Source_20_Text"><text:span text:style-name="T5">before_action :authenticate_user!, only: [:</text:span></text:span><text:span text:style-name="Source_20_Text"><text:span text:style-name="T9">nomdelapage</text:span></text:span><text:span text:style-name="Source_20_Text"><text:span text:style-name="T5">]</text:span></text:span><text:span text:style-name="Source_20_Text">’</text:span></text:p>
      <text:p text:style-name="P2"><text:span text:style-name="Source_20_Text"/></text:p>
      <text:p text:style-name="P2"><text:span text:style-name="Source_20_Text"/></text:p>
      <text:p text:style-name="P6"><text:soft-pag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fortaa" svg:font-family="Comfortaa, cursive"/>
    <style:font-face style:name="Consolas" svg:font-family="Consolas, Monaco, 'Andale Mono', 'Ubuntu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01:16:54.020000000</meta:creation-date>
    <dc:date>2021-02-21T01:50:06.093000000</dc:date>
    <meta:editing-duration>PT10M40S</meta:editing-duration>
    <meta:editing-cycles>1</meta:editing-cycles>
    <meta:document-statistic meta:table-count="0" meta:image-count="0" meta:object-count="0" meta:page-count="2" meta:paragraph-count="20" meta:word-count="194" meta:character-count="1471" meta:non-whitespace-character-count="1288"/>
    <meta:generator>LibreOffice/7.1.0.3$Windows_X86_64 LibreOffice_project/f6099ecf3d29644b5008cc8f48f42f4a40986e4c</meta:generator>
  </office:meta>
</office:document-meta>
</file>